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88.9617"/>
          <table:table-cell office:value-type="float" office:value="88.458"/>
          <table:table-cell office:value-type="float" office:value="84.14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81453.0"/>
          <table:table-cell office:value-type="float" office:value="1220.0"/>
          <table:table-cell office:value-type="float" office:value="430442.0"/>
          <table:table-cell office:value-type="float" office:value="1571075.0"/>
          <table:table-cell office:value-type="float" office:value="398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53153"/>
          <table:table-cell office:value-type="float" office:value="6.982"/>
          <table:table-cell office:value-type="float" office:value="2.66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25.0"/>
          <table:table-cell office:value-type="float" office:value="1220.0"/>
          <table:table-cell office:value-type="float" office:value="430442.0"/>
          <table:table-cell office:value-type="float" office:value="1571075.0"/>
          <table:table-cell office:value-type="float" office:value="3984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1833"/>
          <table:table-cell office:value-type="float" office:value="19.7"/>
          <table:table-cell office:value-type="float" office:value="17.01"/>
          <table:table-cell office:value-type="float" office:value="1.0"/>
          <table:table-cell office:value-type="float" office:value="0.0"/>
          <table:table-cell office:value-type="float" office:value="108.0"/>
          <table:table-cell office:value-type="float" office:value="31155.0"/>
          <table:table-cell office:value-type="float" office:value="4260.0"/>
          <table:table-cell office:value-type="float" office:value="303905.0"/>
          <table:table-cell office:value-type="float" office:value="1158609.0"/>
          <table:table-cell office:value-type="float" office:value="2765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53.0216"/>
          <table:table-cell office:value-type="float" office:value="52.364"/>
          <table:table-cell office:value-type="float" office:value="48.18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3771.0"/>
          <table:table-cell office:value-type="float" office:value="1220.0"/>
          <table:table-cell office:value-type="float" office:value="430442.0"/>
          <table:table-cell office:value-type="float" office:value="1571076.0"/>
          <table:table-cell office:value-type="float" office:value="398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5129"/>
          <table:table-cell office:value-type="float" office:value="13.953"/>
          <table:table-cell office:value-type="float" office:value="9.68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11427.0"/>
          <table:table-cell office:value-type="float" office:value="1220.0"/>
          <table:table-cell office:value-type="float" office:value="430442.0"/>
          <table:table-cell office:value-type="float" office:value="1571076.0"/>
          <table:table-cell office:value-type="float" office:value="398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.5188"/>
          <table:table-cell office:value-type="float" office:value="18.01"/>
          <table:table-cell office:value-type="float" office:value="15.38"/>
          <table:table-cell office:value-type="float" office:value="1.0"/>
          <table:table-cell office:value-type="float" office:value="0.0"/>
          <table:table-cell office:value-type="float" office:value="93.0"/>
          <table:table-cell office:value-type="float" office:value="28556.0"/>
          <table:table-cell office:value-type="float" office:value="4260.0"/>
          <table:table-cell office:value-type="float" office:value="303905.0"/>
          <table:table-cell office:value-type="float" office:value="1158610.0"/>
          <table:table-cell office:value-type="float" office:value="2737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51.565"/>
          <table:table-cell office:value-type="float" office:value="50.886"/>
          <table:table-cell office:value-type="float" office:value="46.68"/>
          <table:table-cell office:value-type="float" office:value="0.0"/>
          <table:table-cell office:value-type="float" office:value="0.0"/>
          <table:table-cell office:value-type="float" office:value="252.0"/>
          <table:table-cell office:value-type="float" office:value="77843.0"/>
          <table:table-cell office:value-type="float" office:value="1220.0"/>
          <table:table-cell office:value-type="float" office:value="430442.0"/>
          <table:table-cell office:value-type="float" office:value="1571075.0"/>
          <table:table-cell office:value-type="float" office:value="396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6199"/>
          <table:table-cell office:value-type="float" office:value="32.047"/>
          <table:table-cell office:value-type="float" office:value="27.74"/>
          <table:table-cell office:value-type="float" office:value="1.0"/>
          <table:table-cell office:value-type="float" office:value="0.0"/>
          <table:table-cell office:value-type="float" office:value="139.0"/>
          <table:table-cell office:value-type="float" office:value="48068.0"/>
          <table:table-cell office:value-type="float" office:value="1220.0"/>
          <table:table-cell office:value-type="float" office:value="430442.0"/>
          <table:table-cell office:value-type="float" office:value="1571075.0"/>
          <table:table-cell office:value-type="float" office:value="396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.4315"/>
          <table:table-cell office:value-type="float" office:value="17.81"/>
          <table:table-cell office:value-type="float" office:value="15.22"/>
          <table:table-cell office:value-type="float" office:value="1.0"/>
          <table:table-cell office:value-type="float" office:value="0.0"/>
          <table:table-cell office:value-type="float" office:value="108.0"/>
          <table:table-cell office:value-type="float" office:value="29775.0"/>
          <table:table-cell office:value-type="float" office:value="4260.0"/>
          <table:table-cell office:value-type="float" office:value="303905.0"/>
          <table:table-cell office:value-type="float" office:value="1158609.0"/>
          <table:table-cell office:value-type="float" office:value="2750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45.9462"/>
          <table:table-cell office:value-type="float" office:value="45.437"/>
          <table:table-cell office:value-type="float" office:value="41.26"/>
          <table:table-cell office:value-type="float" office:value="0.0"/>
          <table:table-cell office:value-type="float" office:value="0.0"/>
          <table:table-cell office:value-type="float" office:value="241.0"/>
          <table:table-cell office:value-type="float" office:value="73910.0"/>
          <table:table-cell office:value-type="float" office:value="1220.0"/>
          <table:table-cell office:value-type="float" office:value="430442.0"/>
          <table:table-cell office:value-type="float" office:value="1571075.0"/>
          <table:table-cell office:value-type="float" office:value="397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501"/>
          <table:table-cell office:value-type="float" office:value="54.963"/>
          <table:table-cell office:value-type="float" office:value="50.65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18166.0"/>
          <table:table-cell office:value-type="float" office:value="1220.0"/>
          <table:table-cell office:value-type="float" office:value="430442.0"/>
          <table:table-cell office:value-type="float" office:value="1571075.0"/>
          <table:table-cell office:value-type="float" office:value="397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30394"/>
          <table:table-cell office:value-type="float" office:value="6.811"/>
          <table:table-cell office:value-type="float" office:value="4.06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0449.0"/>
          <table:table-cell office:value-type="float" office:value="4260.0"/>
          <table:table-cell office:value-type="float" office:value="303905.0"/>
          <table:table-cell office:value-type="float" office:value="1158609.0"/>
          <table:table-cell office:value-type="float" office:value="2743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41.488"/>
          <table:table-cell office:value-type="float" office:value="341.008"/>
          <table:table-cell office:value-type="float" office:value="336.73"/>
          <table:table-cell office:value-type="float" office:value="0.0"/>
          <table:table-cell office:value-type="float" office:value="0.0"/>
          <table:table-cell office:value-type="float" office:value="1589.0"/>
          <table:table-cell office:value-type="float" office:value="674922.0"/>
          <table:table-cell office:value-type="float" office:value="1220.0"/>
          <table:table-cell office:value-type="float" office:value="430442.0"/>
          <table:table-cell office:value-type="float" office:value="1571076.0"/>
          <table:table-cell office:value-type="float" office:value="396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764"/>
          <table:table-cell office:value-type="float" office:value="24.372"/>
          <table:table-cell office:value-type="float" office:value="20.24"/>
          <table:table-cell office:value-type="float" office:value="1.0"/>
          <table:table-cell office:value-type="float" office:value="0.0"/>
          <table:table-cell office:value-type="float" office:value="124.0"/>
          <table:table-cell office:value-type="float" office:value="34082.0"/>
          <table:table-cell office:value-type="float" office:value="1220.0"/>
          <table:table-cell office:value-type="float" office:value="430442.0"/>
          <table:table-cell office:value-type="float" office:value="1571076.0"/>
          <table:table-cell office:value-type="float" office:value="398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72127"/>
          <table:table-cell office:value-type="float" office:value="7.203"/>
          <table:table-cell office:value-type="float" office:value="4.47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9714.0"/>
          <table:table-cell office:value-type="float" office:value="4260.0"/>
          <table:table-cell office:value-type="float" office:value="303905.0"/>
          <table:table-cell office:value-type="float" office:value="1158610.0"/>
          <table:table-cell office:value-type="float" office:value="2736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45.7414"/>
          <table:table-cell office:value-type="float" office:value="45.11"/>
          <table:table-cell office:value-type="float" office:value="40.73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8759.0"/>
          <table:table-cell office:value-type="float" office:value="1220.0"/>
          <table:table-cell office:value-type="float" office:value="471468.0"/>
          <table:table-cell office:value-type="float" office:value="1730077.0"/>
          <table:table-cell office:value-type="float" office:value="4118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406"/>
          <table:table-cell office:value-type="float" office:value="11.602"/>
          <table:table-cell office:value-type="float" office:value="6.96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4060.0"/>
          <table:table-cell office:value-type="float" office:value="1220.0"/>
          <table:table-cell office:value-type="float" office:value="471468.0"/>
          <table:table-cell office:value-type="float" office:value="1730077.0"/>
          <table:table-cell office:value-type="float" office:value="414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6282"/>
          <table:table-cell office:value-type="float" office:value="2.767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4260.0"/>
          <table:table-cell office:value-type="float" office:value="345007.0"/>
          <table:table-cell office:value-type="float" office:value="1317509.0"/>
          <table:table-cell office:value-type="float" office:value="2937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42.3175"/>
          <table:table-cell office:value-type="float" office:value="41.836"/>
          <table:table-cell office:value-type="float" office:value="37.46"/>
          <table:table-cell office:value-type="float" office:value="0.0"/>
          <table:table-cell office:value-type="float" office:value="0.0"/>
          <table:table-cell office:value-type="float" office:value="224.0"/>
          <table:table-cell office:value-type="float" office:value="69116.0"/>
          <table:table-cell office:value-type="float" office:value="1220.0"/>
          <table:table-cell office:value-type="float" office:value="471468.0"/>
          <table:table-cell office:value-type="float" office:value="1730077.0"/>
          <table:table-cell office:value-type="float" office:value="41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.1608"/>
          <table:table-cell office:value-type="float" office:value="35.691"/>
          <table:table-cell office:value-type="float" office:value="31.57"/>
          <table:table-cell office:value-type="float" office:value="1.0"/>
          <table:table-cell office:value-type="float" office:value="0.0"/>
          <table:table-cell office:value-type="float" office:value="193.0"/>
          <table:table-cell office:value-type="float" office:value="63415.0"/>
          <table:table-cell office:value-type="float" office:value="1220.0"/>
          <table:table-cell office:value-type="float" office:value="471468.0"/>
          <table:table-cell office:value-type="float" office:value="1730077.0"/>
          <table:table-cell office:value-type="float" office:value="4147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26214"/>
          <table:table-cell office:value-type="float" office:value="6.748"/>
          <table:table-cell office:value-type="float" office:value="4.09"/>
          <table:table-cell office:value-type="float" office:value="1.0"/>
          <table:table-cell office:value-type="float" office:value="0.0"/>
          <table:table-cell office:value-type="float" office:value="41.0"/>
          <table:table-cell office:value-type="float" office:value="9884.0"/>
          <table:table-cell office:value-type="float" office:value="4260.0"/>
          <table:table-cell office:value-type="float" office:value="345007.0"/>
          <table:table-cell office:value-type="float" office:value="1317509.0"/>
          <table:table-cell office:value-type="float" office:value="2940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71.411"/>
          <table:table-cell office:value-type="float" office:value="70.936"/>
          <table:table-cell office:value-type="float" office:value="66.37"/>
          <table:table-cell office:value-type="float" office:value="0.0"/>
          <table:table-cell office:value-type="float" office:value="0.0"/>
          <table:table-cell office:value-type="float" office:value="380.0"/>
          <table:table-cell office:value-type="float" office:value="129217.0"/>
          <table:table-cell office:value-type="float" office:value="1220.0"/>
          <table:table-cell office:value-type="float" office:value="471468.0"/>
          <table:table-cell office:value-type="float" office:value="1730078.0"/>
          <table:table-cell office:value-type="float" office:value="41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64788"/>
          <table:table-cell office:value-type="float" office:value="7.191"/>
          <table:table-cell office:value-type="float" office:value="2.5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08.0"/>
          <table:table-cell office:value-type="float" office:value="1220.0"/>
          <table:table-cell office:value-type="float" office:value="471468.0"/>
          <table:table-cell office:value-type="float" office:value="1730078.0"/>
          <table:table-cell office:value-type="float" office:value="416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51332"/>
          <table:table-cell office:value-type="float" office:value="5.991"/>
          <table:table-cell office:value-type="float" office:value="3.03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7387.0"/>
          <table:table-cell office:value-type="float" office:value="4260.0"/>
          <table:table-cell office:value-type="float" office:value="345007.0"/>
          <table:table-cell office:value-type="float" office:value="1317510.0"/>
          <table:table-cell office:value-type="float" office:value="2940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51.696"/>
          <table:table-cell office:value-type="float" office:value="251.038"/>
          <table:table-cell office:value-type="float" office:value="246.57"/>
          <table:table-cell office:value-type="float" office:value="0.0"/>
          <table:table-cell office:value-type="float" office:value="0.0"/>
          <table:table-cell office:value-type="float" office:value="1227.0"/>
          <table:table-cell office:value-type="float" office:value="545648.0"/>
          <table:table-cell office:value-type="float" office:value="1220.0"/>
          <table:table-cell office:value-type="float" office:value="471468.0"/>
          <table:table-cell office:value-type="float" office:value="1730079.0"/>
          <table:table-cell office:value-type="float" office:value="41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9441"/>
          <table:table-cell office:value-type="float" office:value="21.489"/>
          <table:table-cell office:value-type="float" office:value="17.31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53218.0"/>
          <table:table-cell office:value-type="float" office:value="1220.0"/>
          <table:table-cell office:value-type="float" office:value="471468.0"/>
          <table:table-cell office:value-type="float" office:value="1730079.0"/>
          <table:table-cell office:value-type="float" office:value="4143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5758"/>
          <table:table-cell office:value-type="float" office:value="3.321"/>
          <table:table-cell office:value-type="float" office:value="0.5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388.0"/>
          <table:table-cell office:value-type="float" office:value="4260.0"/>
          <table:table-cell office:value-type="float" office:value="345007.0"/>
          <table:table-cell office:value-type="float" office:value="1317511.0"/>
          <table:table-cell office:value-type="float" office:value="2924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8.2056"/>
          <table:table-cell office:value-type="float" office:value="37.694"/>
          <table:table-cell office:value-type="float" office:value="33.02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4576.0"/>
          <table:table-cell office:value-type="float" office:value="1220.0"/>
          <table:table-cell office:value-type="float" office:value="471468.0"/>
          <table:table-cell office:value-type="float" office:value="1730079.0"/>
          <table:table-cell office:value-type="float" office:value="414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1787"/>
          <table:table-cell office:value-type="float" office:value="13.604"/>
          <table:table-cell office:value-type="float" office:value="9.16"/>
          <table:table-cell office:value-type="float" office:value="0.0"/>
          <table:table-cell office:value-type="float" office:value="0.0"/>
          <table:table-cell office:value-type="float" office:value="111.0"/>
          <table:table-cell office:value-type="float" office:value="26862.0"/>
          <table:table-cell office:value-type="float" office:value="1220.0"/>
          <table:table-cell office:value-type="float" office:value="471468.0"/>
          <table:table-cell office:value-type="float" office:value="1730079.0"/>
          <table:table-cell office:value-type="float" office:value="41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7924"/>
          <table:table-cell office:value-type="float" office:value="10.159"/>
          <table:table-cell office:value-type="float" office:value="7.47"/>
          <table:table-cell office:value-type="float" office:value="1.0"/>
          <table:table-cell office:value-type="float" office:value="0.0"/>
          <table:table-cell office:value-type="float" office:value="72.0"/>
          <table:table-cell office:value-type="float" office:value="19659.0"/>
          <table:table-cell office:value-type="float" office:value="4260.0"/>
          <table:table-cell office:value-type="float" office:value="345007.0"/>
          <table:table-cell office:value-type="float" office:value="1317511.0"/>
          <table:table-cell office:value-type="float" office:value="2925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1.7311"/>
          <table:table-cell office:value-type="float" office:value="41.36"/>
          <table:table-cell office:value-type="float" office:value="39.67"/>
          <table:table-cell office:value-type="float" office:value="0.0"/>
          <table:table-cell office:value-type="float" office:value="0.0"/>
          <table:table-cell office:value-type="float" office:value="323.0"/>
          <table:table-cell office:value-type="float" office:value="116609.0"/>
          <table:table-cell office:value-type="float" office:value="610.0"/>
          <table:table-cell office:value-type="float" office:value="175768.0"/>
          <table:table-cell office:value-type="float" office:value="619256.0"/>
          <table:table-cell office:value-type="float" office:value="225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.4293"/>
          <table:table-cell office:value-type="float" office:value="70.983"/>
          <table:table-cell office:value-type="float" office:value="69.24"/>
          <table:table-cell office:value-type="float" office:value="0.0"/>
          <table:table-cell office:value-type="float" office:value="0.0"/>
          <table:table-cell office:value-type="float" office:value="640.0"/>
          <table:table-cell office:value-type="float" office:value="233101.0"/>
          <table:table-cell office:value-type="float" office:value="610.0"/>
          <table:table-cell office:value-type="float" office:value="175768.0"/>
          <table:table-cell office:value-type="float" office:value="619256.0"/>
          <table:table-cell office:value-type="float" office:value="225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5725"/>
          <table:table-cell office:value-type="float" office:value="1.20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00.0"/>
          <table:table-cell office:value-type="float" office:value="2130.0"/>
          <table:table-cell office:value-type="float" office:value="105169.0"/>
          <table:table-cell office:value-type="float" office:value="391782.0"/>
          <table:table-cell office:value-type="float" office:value="1643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4.9286"/>
          <table:table-cell office:value-type="float" office:value="44.567"/>
          <table:table-cell office:value-type="float" office:value="42.82"/>
          <table:table-cell office:value-type="float" office:value="0.0"/>
          <table:table-cell office:value-type="float" office:value="0.0"/>
          <table:table-cell office:value-type="float" office:value="308.0"/>
          <table:table-cell office:value-type="float" office:value="113284.0"/>
          <table:table-cell office:value-type="float" office:value="610.0"/>
          <table:table-cell office:value-type="float" office:value="175768.0"/>
          <table:table-cell office:value-type="float" office:value="619256.0"/>
          <table:table-cell office:value-type="float" office:value="226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9203"/>
          <table:table-cell office:value-type="float" office:value="3.747"/>
          <table:table-cell office:value-type="float" office:value="2.04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4048.0"/>
          <table:table-cell office:value-type="float" office:value="610.0"/>
          <table:table-cell office:value-type="float" office:value="175768.0"/>
          <table:table-cell office:value-type="float" office:value="619256.0"/>
          <table:table-cell office:value-type="float" office:value="225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4747"/>
          <table:table-cell office:value-type="float" office:value="1.04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2130.0"/>
          <table:table-cell office:value-type="float" office:value="105169.0"/>
          <table:table-cell office:value-type="float" office:value="391782.0"/>
          <table:table-cell office:value-type="float" office:value="1642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9.8245"/>
          <table:table-cell office:value-type="float" office:value="29.444"/>
          <table:table-cell office:value-type="float" office:value="27.75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78053.0"/>
          <table:table-cell office:value-type="float" office:value="610.0"/>
          <table:table-cell office:value-type="float" office:value="175768.0"/>
          <table:table-cell office:value-type="float" office:value="619256.0"/>
          <table:table-cell office:value-type="float" office:value="227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5573"/>
          <table:table-cell office:value-type="float" office:value="2.934"/>
          <table:table-cell office:value-type="float" office:value="1.1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093.0"/>
          <table:table-cell office:value-type="float" office:value="610.0"/>
          <table:table-cell office:value-type="float" office:value="175768.0"/>
          <table:table-cell office:value-type="float" office:value="619256.0"/>
          <table:table-cell office:value-type="float" office:value="227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1325"/>
          <table:table-cell office:value-type="float" office:value="1.04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130.0"/>
          <table:table-cell office:value-type="float" office:value="105169.0"/>
          <table:table-cell office:value-type="float" office:value="391782.0"/>
          <table:table-cell office:value-type="float" office:value="1643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30.3323"/>
          <table:table-cell office:value-type="float" office:value="29.952"/>
          <table:table-cell office:value-type="float" office:value="28.28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5619.0"/>
          <table:table-cell office:value-type="float" office:value="610.0"/>
          <table:table-cell office:value-type="float" office:value="175768.0"/>
          <table:table-cell office:value-type="float" office:value="619256.0"/>
          <table:table-cell office:value-type="float" office:value="225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4768"/>
          <table:table-cell office:value-type="float" office:value="1.945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8.0"/>
          <table:table-cell office:value-type="float" office:value="610.0"/>
          <table:table-cell office:value-type="float" office:value="175768.0"/>
          <table:table-cell office:value-type="float" office:value="619256.0"/>
          <table:table-cell office:value-type="float" office:value="225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9586"/>
          <table:table-cell office:value-type="float" office:value="1.596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524.0"/>
          <table:table-cell office:value-type="float" office:value="2130.0"/>
          <table:table-cell office:value-type="float" office:value="105169.0"/>
          <table:table-cell office:value-type="float" office:value="391782.0"/>
          <table:table-cell office:value-type="float" office:value="1635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5.9938"/>
          <table:table-cell office:value-type="float" office:value="25.426"/>
          <table:table-cell office:value-type="float" office:value="23.7"/>
          <table:table-cell office:value-type="float" office:value="0.0"/>
          <table:table-cell office:value-type="float" office:value="0.0"/>
          <table:table-cell office:value-type="float" office:value="211.0"/>
          <table:table-cell office:value-type="float" office:value="69482.0"/>
          <table:table-cell office:value-type="float" office:value="610.0"/>
          <table:table-cell office:value-type="float" office:value="175768.0"/>
          <table:table-cell office:value-type="float" office:value="619256.0"/>
          <table:table-cell office:value-type="float" office:value="225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45606"/>
          <table:table-cell office:value-type="float" office:value="5.865"/>
          <table:table-cell office:value-type="float" office:value="4.15"/>
          <table:table-cell office:value-type="float" office:value="1.0"/>
          <table:table-cell office:value-type="float" office:value="0.0"/>
          <table:table-cell office:value-type="float" office:value="49.0"/>
          <table:table-cell office:value-type="float" office:value="11776.0"/>
          <table:table-cell office:value-type="float" office:value="610.0"/>
          <table:table-cell office:value-type="float" office:value="175768.0"/>
          <table:table-cell office:value-type="float" office:value="619256.0"/>
          <table:table-cell office:value-type="float" office:value="225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7528"/>
          <table:table-cell office:value-type="float" office:value="2.64"/>
          <table:table-cell office:value-type="float" office:value="1.59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0229.0"/>
          <table:table-cell office:value-type="float" office:value="2130.0"/>
          <table:table-cell office:value-type="float" office:value="105169.0"/>
          <table:table-cell office:value-type="float" office:value="391782.0"/>
          <table:table-cell office:value-type="float" office:value="1643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05.428"/>
          <table:table-cell office:value-type="float" office:value="104.984"/>
          <table:table-cell office:value-type="float" office:value="100.81"/>
          <table:table-cell office:value-type="float" office:value="0.0"/>
          <table:table-cell office:value-type="float" office:value="0.0"/>
          <table:table-cell office:value-type="float" office:value="541.0"/>
          <table:table-cell office:value-type="float" office:value="207733.0"/>
          <table:table-cell office:value-type="float" office:value="1220.0"/>
          <table:table-cell office:value-type="float" office:value="407952.0"/>
          <table:table-cell office:value-type="float" office:value="1484023.0"/>
          <table:table-cell office:value-type="float" office:value="387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3255"/>
          <table:table-cell office:value-type="float" office:value="13.852"/>
          <table:table-cell office:value-type="float" office:value="9.74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23904.0"/>
          <table:table-cell office:value-type="float" office:value="1220.0"/>
          <table:table-cell office:value-type="float" office:value="407952.0"/>
          <table:table-cell office:value-type="float" office:value="1484023.0"/>
          <table:table-cell office:value-type="float" office:value="3880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085"/>
          <table:table-cell office:value-type="float" office:value="19.567"/>
          <table:table-cell office:value-type="float" office:value="17.26"/>
          <table:table-cell office:value-type="float" office:value="1.0"/>
          <table:table-cell office:value-type="float" office:value="0.0"/>
          <table:table-cell office:value-type="float" office:value="123.0"/>
          <table:table-cell office:value-type="float" office:value="32341.0"/>
          <table:table-cell office:value-type="float" office:value="4260.0"/>
          <table:table-cell office:value-type="float" office:value="281557.0"/>
          <table:table-cell office:value-type="float" office:value="1071797.0"/>
          <table:table-cell office:value-type="float" office:value="2659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5.4907"/>
          <table:table-cell office:value-type="float" office:value="65.056"/>
          <table:table-cell office:value-type="float" office:value="61.03"/>
          <table:table-cell office:value-type="float" office:value="0.0"/>
          <table:table-cell office:value-type="float" office:value="0.0"/>
          <table:table-cell office:value-type="float" office:value="354.0"/>
          <table:table-cell office:value-type="float" office:value="120128.0"/>
          <table:table-cell office:value-type="float" office:value="1220.0"/>
          <table:table-cell office:value-type="float" office:value="407952.0"/>
          <table:table-cell office:value-type="float" office:value="1484022.0"/>
          <table:table-cell office:value-type="float" office:value="387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44185"/>
          <table:table-cell office:value-type="float" office:value="8.977"/>
          <table:table-cell office:value-type="float" office:value="5.02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3734.0"/>
          <table:table-cell office:value-type="float" office:value="1220.0"/>
          <table:table-cell office:value-type="float" office:value="407952.0"/>
          <table:table-cell office:value-type="float" office:value="1484022.0"/>
          <table:table-cell office:value-type="float" office:value="382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1446"/>
          <table:table-cell office:value-type="float" office:value="18.604"/>
          <table:table-cell office:value-type="float" office:value="16.33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2203.0"/>
          <table:table-cell office:value-type="float" office:value="4260.0"/>
          <table:table-cell office:value-type="float" office:value="281557.0"/>
          <table:table-cell office:value-type="float" office:value="1071796.0"/>
          <table:table-cell office:value-type="float" office:value="2638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4.3651"/>
          <table:table-cell office:value-type="float" office:value="53.861"/>
          <table:table-cell office:value-type="float" office:value="49.87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7420.0"/>
          <table:table-cell office:value-type="float" office:value="1220.0"/>
          <table:table-cell office:value-type="float" office:value="407952.0"/>
          <table:table-cell office:value-type="float" office:value="1484022.0"/>
          <table:table-cell office:value-type="float" office:value="3863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345"/>
          <table:table-cell office:value-type="float" office:value="13.877"/>
          <table:table-cell office:value-type="float" office:value="9.81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12243.0"/>
          <table:table-cell office:value-type="float" office:value="1220.0"/>
          <table:table-cell office:value-type="float" office:value="407952.0"/>
          <table:table-cell office:value-type="float" office:value="1484022.0"/>
          <table:table-cell office:value-type="float" office:value="383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9602"/>
          <table:table-cell office:value-type="float" office:value="20.481"/>
          <table:table-cell office:value-type="float" office:value="18.06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4306.0"/>
          <table:table-cell office:value-type="float" office:value="4260.0"/>
          <table:table-cell office:value-type="float" office:value="281557.0"/>
          <table:table-cell office:value-type="float" office:value="1071796.0"/>
          <table:table-cell office:value-type="float" office:value="2632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29.597"/>
          <table:table-cell office:value-type="float" office:value="429.157"/>
          <table:table-cell office:value-type="float" office:value="424.99"/>
          <table:table-cell office:value-type="float" office:value="0.0"/>
          <table:table-cell office:value-type="float" office:value="0.0"/>
          <table:table-cell office:value-type="float" office:value="1755.0"/>
          <table:table-cell office:value-type="float" office:value="743470.0"/>
          <table:table-cell office:value-type="float" office:value="1220.0"/>
          <table:table-cell office:value-type="float" office:value="407952.0"/>
          <table:table-cell office:value-type="float" office:value="1484022.0"/>
          <table:table-cell office:value-type="float" office:value="3880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48754"/>
          <table:table-cell office:value-type="float" office:value="7.02"/>
          <table:table-cell office:value-type="float" office:value="3.06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607.0"/>
          <table:table-cell office:value-type="float" office:value="1220.0"/>
          <table:table-cell office:value-type="float" office:value="407952.0"/>
          <table:table-cell office:value-type="float" office:value="1484022.0"/>
          <table:table-cell office:value-type="float" office:value="38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9431"/>
          <table:table-cell office:value-type="float" office:value="13.462"/>
          <table:table-cell office:value-type="float" office:value="11.08"/>
          <table:table-cell office:value-type="float" office:value="1.0"/>
          <table:table-cell office:value-type="float" office:value="0.0"/>
          <table:table-cell office:value-type="float" office:value="90.0"/>
          <table:table-cell office:value-type="float" office:value="21097.0"/>
          <table:table-cell office:value-type="float" office:value="4260.0"/>
          <table:table-cell office:value-type="float" office:value="281557.0"/>
          <table:table-cell office:value-type="float" office:value="1071796.0"/>
          <table:table-cell office:value-type="float" office:value="2659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11.389"/>
          <table:table-cell office:value-type="float" office:value="110.786"/>
          <table:table-cell office:value-type="float" office:value="103.82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8229.0"/>
          <table:table-cell office:value-type="float" office:value="1220.0"/>
          <table:table-cell office:value-type="float" office:value="407952.0"/>
          <table:table-cell office:value-type="float" office:value="1484024.0"/>
          <table:table-cell office:value-type="float" office:value="385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617"/>
          <table:table-cell office:value-type="float" office:value="43.618"/>
          <table:table-cell office:value-type="float" office:value="39.49"/>
          <table:table-cell office:value-type="float" office:value="1.0"/>
          <table:table-cell office:value-type="float" office:value="0.0"/>
          <table:table-cell office:value-type="float" office:value="254.0"/>
          <table:table-cell office:value-type="float" office:value="99052.0"/>
          <table:table-cell office:value-type="float" office:value="1220.0"/>
          <table:table-cell office:value-type="float" office:value="407952.0"/>
          <table:table-cell office:value-type="float" office:value="1484024.0"/>
          <table:table-cell office:value-type="float" office:value="386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.2667"/>
          <table:table-cell office:value-type="float" office:value="17.945"/>
          <table:table-cell office:value-type="float" office:value="16.1"/>
          <table:table-cell office:value-type="float" office:value="1.0"/>
          <table:table-cell office:value-type="float" office:value="0.0"/>
          <table:table-cell office:value-type="float" office:value="132.0"/>
          <table:table-cell office:value-type="float" office:value="37491.0"/>
          <table:table-cell office:value-type="float" office:value="4260.0"/>
          <table:table-cell office:value-type="float" office:value="281557.0"/>
          <table:table-cell office:value-type="float" office:value="1071798.0"/>
          <table:table-cell office:value-type="float" office:value="262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27243"/>
          <table:table-cell office:value-type="float" office:value="0.961"/>
          <table:table-cell office:value-type="float" office:value="0.34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162.0"/>
          <table:table-cell office:value-type="float" office:value="244.0"/>
          <table:table-cell office:value-type="float" office:value="65076.0"/>
          <table:table-cell office:value-type="float" office:value="225523.0"/>
          <table:table-cell office:value-type="float" office:value="146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0981"/>
          <table:table-cell office:value-type="float" office:value="0.68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44.0"/>
          <table:table-cell office:value-type="float" office:value="65076.0"/>
          <table:table-cell office:value-type="float" office:value="225523.0"/>
          <table:table-cell office:value-type="float" office:value="1473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96628"/>
          <table:table-cell office:value-type="float" office:value="0.39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2.0"/>
          <table:table-cell office:value-type="float" office:value="42747.0"/>
          <table:table-cell office:value-type="float" office:value="151632.0"/>
          <table:table-cell office:value-type="float" office:value="1252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40726"/>
          <table:table-cell office:value-type="float" office:value="1.094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590.0"/>
          <table:table-cell office:value-type="float" office:value="244.0"/>
          <table:table-cell office:value-type="float" office:value="65076.0"/>
          <table:table-cell office:value-type="float" office:value="225523.0"/>
          <table:table-cell office:value-type="float" office:value="149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4275"/>
          <table:table-cell office:value-type="float" office:value="0.8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44.0"/>
          <table:table-cell office:value-type="float" office:value="65076.0"/>
          <table:table-cell office:value-type="float" office:value="225523.0"/>
          <table:table-cell office:value-type="float" office:value="1419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2381"/>
          <table:table-cell office:value-type="float" office:value="0.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2.0"/>
          <table:table-cell office:value-type="float" office:value="42747.0"/>
          <table:table-cell office:value-type="float" office:value="151632.0"/>
          <table:table-cell office:value-type="float" office:value="1248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962003"/>
          <table:table-cell office:value-type="float" office:value="0.62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44.0"/>
          <table:table-cell office:value-type="float" office:value="65076.0"/>
          <table:table-cell office:value-type="float" office:value="225523.0"/>
          <table:table-cell office:value-type="float" office:value="1476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3919"/>
          <table:table-cell office:value-type="float" office:value="0.6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4.0"/>
          <table:table-cell office:value-type="float" office:value="65076.0"/>
          <table:table-cell office:value-type="float" office:value="225523.0"/>
          <table:table-cell office:value-type="float" office:value="1466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9835"/>
          <table:table-cell office:value-type="float" office:value="0.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2.0"/>
          <table:table-cell office:value-type="float" office:value="42747.0"/>
          <table:table-cell office:value-type="float" office:value="151632.0"/>
          <table:table-cell office:value-type="float" office:value="1243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39926"/>
          <table:table-cell office:value-type="float" office:value="1.047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68.0"/>
          <table:table-cell office:value-type="float" office:value="244.0"/>
          <table:table-cell office:value-type="float" office:value="65076.0"/>
          <table:table-cell office:value-type="float" office:value="225523.0"/>
          <table:table-cell office:value-type="float" office:value="146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8092"/>
          <table:table-cell office:value-type="float" office:value="0.74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4.0"/>
          <table:table-cell office:value-type="float" office:value="65076.0"/>
          <table:table-cell office:value-type="float" office:value="225523.0"/>
          <table:table-cell office:value-type="float" office:value="1466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8322"/>
          <table:table-cell office:value-type="float" office:value="0.5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2.0"/>
          <table:table-cell office:value-type="float" office:value="42747.0"/>
          <table:table-cell office:value-type="float" office:value="151632.0"/>
          <table:table-cell office:value-type="float" office:value="1243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01323"/>
          <table:table-cell office:value-type="float" office:value="0.66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44.0"/>
          <table:table-cell office:value-type="float" office:value="244.0"/>
          <table:table-cell office:value-type="float" office:value="65076.0"/>
          <table:table-cell office:value-type="float" office:value="225523.0"/>
          <table:table-cell office:value-type="float" office:value="147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711"/>
          <table:table-cell office:value-type="float" office:value="0.7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44.0"/>
          <table:table-cell office:value-type="float" office:value="65076.0"/>
          <table:table-cell office:value-type="float" office:value="225523.0"/>
          <table:table-cell office:value-type="float" office:value="145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1661"/>
          <table:table-cell office:value-type="float" office:value="0.4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2.0"/>
          <table:table-cell office:value-type="float" office:value="42747.0"/>
          <table:table-cell office:value-type="float" office:value="151632.0"/>
          <table:table-cell office:value-type="float" office:value="1239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